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37in"/>
    </style:style>
    <style:style style:name="co4" style:family="table-column">
      <style:table-column-properties fo:break-before="auto" style:column-width="1.6138in"/>
    </style:style>
    <style:style style:name="co5" style:family="table-column">
      <style:table-column-properties fo:break-before="auto" style:column-width="1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2">
      <style:table-cell-properties fo:background-color="#ffff00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s1</text:p>
          </table:table-cell>
          <table:table-cell office:value-type="float" office:value="73.119549929677">
            <text:p>73.1195499297</text:p>
          </table:table-cell>
          <table:table-cell office:value-type="float" office:value="46.380309066066">
            <text:p>46.3803090661</text:p>
          </table:table-cell>
          <table:table-cell office:value-type="float" office:value="59.124220769348">
            <text:p>59.1242207693</text:p>
          </table:table-cell>
          <table:table-cell table:formula="of:=([.B1]*15+[.C1]*60+[.D1]*6)/(21+60)" office:value-type="float" office:value="52.2760137966074">
            <text:p>52.2760137966</text:p>
          </table:table-cell>
          <table:table-cell table:number-columns-repeated="4"/>
        </table:table-row>
        <table:table-row table:style-name="ro1">
          <table:table-cell office:value-type="string">
            <text:p>s2</text:p>
          </table:table-cell>
          <table:table-cell office:value-type="float" office:value="77.8134636644">
            <text:p>77.8134636644</text:p>
          </table:table-cell>
          <table:table-cell office:value-type="float" office:value="65.5619907726">
            <text:p>65.5619907726</text:p>
          </table:table-cell>
          <table:table-cell office:value-type="float" office:value="45.2515679443">
            <text:p>45.2515679443</text:p>
          </table:table-cell>
          <table:table-cell table:formula="of:=([.B2]*15+[.C2]*90+[.D2]*6)/(21+90)" office:value-type="float" office:value="66.1197345240162">
            <text:p>66.119734524</text:p>
          </table:table-cell>
          <table:table-cell table:number-columns-repeated="4"/>
        </table:table-row>
        <table:table-row table:style-name="ro1">
          <table:table-cell office:value-type="string">
            <text:p>s3</text:p>
          </table:table-cell>
          <table:table-cell office:value-type="float" office:value="85.7854772484">
            <text:p>85.7854772484</text:p>
          </table:table-cell>
          <table:table-cell office:value-type="float" office:value="78.630480167">
            <text:p>78.630480167</text:p>
          </table:table-cell>
          <table:table-cell office:value-type="float" office:value="48.9635258359">
            <text:p>48.9635258359</text:p>
          </table:table-cell>
          <table:table-cell table:formula="of:=([.B3]*15+[.C3]*120+[.D3]*6)/(21+120)" office:value-type="float" office:value="78.1292264807192">
            <text:p>78.1292264807</text:p>
          </table:table-cell>
          <table:table-cell table:number-columns-repeated="4"/>
        </table:table-row>
        <table:table-row table:style-name="ro1">
          <table:table-cell office:value-type="string">
            <text:p>#s1</text:p>
          </table:table-cell>
          <table:table-cell office:value-type="float" office:value="53.119549929677">
            <text:p>53.1195499297</text:p>
          </table:table-cell>
          <table:table-cell office:value-type="float" office:value="26.380309066066">
            <text:p>26.3803090661</text:p>
          </table:table-cell>
          <table:table-cell office:value-type="float" office:value="39.124220769348">
            <text:p>39.1242207693</text:p>
          </table:table-cell>
          <table:table-cell table:number-columns-repeated="5"/>
        </table:table-row>
        <table:table-row table:style-name="ro1">
          <table:table-cell office:value-type="string">
            <text:p>#s2</text:p>
          </table:table-cell>
          <table:table-cell office:value-type="float" office:value="63.119549929677">
            <text:p>63.1195499297</text:p>
          </table:table-cell>
          <table:table-cell office:value-type="float" office:value="36.380309066066">
            <text:p>36.3803090661</text:p>
          </table:table-cell>
          <table:table-cell office:value-type="float" office:value="49.124220769348">
            <text:p>49.1242207693</text:p>
          </table:table-cell>
          <table:table-cell table:number-columns-repeated="5"/>
        </table:table-row>
        <table:table-row table:style-name="ro1">
          <table:table-cell office:value-type="string">
            <text:p>#s3</text:p>
          </table:table-cell>
          <table:table-cell office:value-type="float" office:value="73.119549929677">
            <text:p>73.1195499297</text:p>
          </table:table-cell>
          <table:table-cell office:value-type="float" office:value="46.380309066066">
            <text:p>46.3803090661</text:p>
          </table:table-cell>
          <table:table-cell office:value-type="float" office:value="59.124220769348">
            <text:p>59.1242207693</text:p>
          </table:table-cell>
          <table:table-cell table:number-columns-repeated="5"/>
        </table:table-row>
        <table:table-row table:style-name="ro1">
          <table:table-cell office:value-type="string">
            <text:p>#s4</text:p>
          </table:table-cell>
          <table:table-cell office:value-type="float" office:value="74.7590221187">
            <text:p>74.7590221187</text:p>
          </table:table-cell>
          <table:table-cell office:value-type="float" office:value="51.6059581339">
            <text:p>51.6059581339</text:p>
          </table:table-cell>
          <table:table-cell office:value-type="float" office:value="41.7502787068">
            <text:p>41.7502787068</text:p>
          </table:table-cell>
          <table:table-cell table:number-columns-repeated="5"/>
        </table:table-row>
        <table:table-row table:style-name="ro1">
          <table:table-cell office:value-type="string">
            <text:p>#s5</text:p>
          </table:table-cell>
          <table:table-cell office:value-type="float" office:value="77.8134636644">
            <text:p>77.8134636644</text:p>
          </table:table-cell>
          <table:table-cell office:value-type="float" office:value="65.5619907726">
            <text:p>65.5619907726</text:p>
          </table:table-cell>
          <table:table-cell office:value-type="float" office:value="45.2515679443">
            <text:p>45.2515679443</text:p>
          </table:table-cell>
          <table:table-cell table:number-columns-repeated="5"/>
        </table:table-row>
        <table:table-row table:style-name="ro1">
          <table:table-cell office:value-type="string">
            <text:p>#s6</text:p>
          </table:table-cell>
          <table:table-cell office:value-type="float" office:value="81.6751040612">
            <text:p>81.6751040612</text:p>
          </table:table-cell>
          <table:table-cell office:value-type="float" office:value="76.0363352879">
            <text:p>76.0363352879</text:p>
          </table:table-cell>
          <table:table-cell office:value-type="float" office:value="48.1957744338">
            <text:p>48.1957744338</text:p>
          </table:table-cell>
          <table:table-cell table:number-columns-repeated="5"/>
        </table:table-row>
        <table:table-row table:style-name="ro1">
          <table:table-cell office:value-type="string">
            <text:p>#s7</text:p>
          </table:table-cell>
          <table:table-cell office:value-type="float" office:value="85.7854772484">
            <text:p>85.7854772484</text:p>
          </table:table-cell>
          <table:table-cell office:value-type="float" office:value="78.630480167">
            <text:p>78.630480167</text:p>
          </table:table-cell>
          <table:table-cell office:value-type="float" office:value="48.9635258359">
            <text:p>48.9635258359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PC</text:p>
          </table:table-cell>
          <table:table-cell table:number-columns-repeated="5"/>
          <table:table-cell office:value-type="string">
            <text:p>scenario resource index</text:p>
          </table:table-cell>
          <table:table-cell/>
        </table:table-row>
        <table:table-row table:style-name="ro1">
          <table:table-cell table:style-name="ce1" office:value-type="string">
            <text:p>s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0.5">
            <text:p>0.5</text:p>
          </table:table-cell>
          <table:table-cell table:style-name="ce2" table:formula="of:=([.B14]*[.C14]+[.D14]*[.E14]+[.F14]*[.G14])/([.F14]+[.D14]+[.B14])" office:value-type="float" office:value="1.66666666666667">
            <text:p>1.67</text:p>
          </table:table-cell>
          <table:table-cell table:style-name="ce4" office:value-type="string">
            <text:p>← unrealistic, since each PC serves a channel only, go to sheet 2 for taking this into account</text:p>
          </table:table-cell>
        </table:table-row>
        <table:table-row table:style-name="ro1">
          <table:table-cell table:style-name="ce1" office:value-type="string">
            <text:p>s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">
            <text:p>0.5</text:p>
          </table:table-cell>
          <table:table-cell table:style-name="ce2" table:formula="of:=([.B15]*[.C15]+[.D15]*[.E15]+[.F15]*[.G15])/([.F15]+[.D15]+[.B15])" office:value-type="float" office:value="1.35135135135135">
            <text:p>1.35</text:p>
          </table:table-cell>
          <table:table-cell/>
        </table:table-row>
        <table:table-row table:style-name="ro1">
          <table:table-cell table:style-name="ce1" office:value-type="string">
            <text:p>s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0.5">
            <text:p>0.5</text:p>
          </table:table-cell>
          <table:table-cell table:style-name="ce2" table:formula="of:=([.B16]*[.C16]+[.D16]*[.E16]+[.F16]*[.G16])/([.F16]+[.D16]+[.B16])" office:value-type="float" office:value="1.17021276595745">
            <text:p>1.17</text:p>
          </table:table-cell>
          <table:table-cell/>
        </table:table-row>
        <table:table-row table:style-name="ro1">
          <table:table-cell office:value-type="string">
            <text:p>s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0.5">
            <text:p>0.5</text:p>
          </table:table-cell>
          <table:table-cell table:style-name="ce3" table:formula="of:=([.B17]*[.C17]+[.D17]*[.E17]+[.F17]*[.G17])/([.F17]+[.D17]+[.B17])" office:value-type="float" office:value="1.05263157894737">
            <text:p>1.05</text:p>
          </table:table-cell>
          <table:table-cell/>
        </table:table-row>
        <table:table-row table:style-name="ro1">
          <table:table-cell office:value-type="string">
            <text:p>s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8">
            <text:p>168</text:p>
          </table:table-cell>
          <table:table-cell office:value-type="float" office:value="0.5">
            <text:p>0.5</text:p>
          </table:table-cell>
          <table:table-cell table:style-name="ce3" table:formula="of:=([.B18]*[.C18]+[.D18]*[.E18]+[.F18]*[.G18])/([.F18]+[.D18]+[.B18])" office:value-type="float" office:value="1">
            <text:p>1.0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upload slots</text:p>
          </table:table-cell>
          <table:table-cell table:number-columns-repeated="8"/>
        </table:table-row>
        <table:table-row table:style-name="ro1">
          <table:table-cell table:formula="of:=[.A14]" office:value-type="string" office:string-value="s1">
            <text:p>s1</text:p>
          </table:table-cell>
          <table:table-cell table:formula="of:=[.B14]*[.C14]*5" office:value-type="float" office:value="150">
            <text:p>150</text:p>
          </table:table-cell>
          <table:table-cell/>
          <table:table-cell table:formula="of:=[.D14]*[.E14]*5" office:value-type="float" office:value="375">
            <text:p>375</text:p>
          </table:table-cell>
          <table:table-cell/>
          <table:table-cell table:formula="of:=[.F14]*[.G14]*5" office:value-type="float" office:value="150">
            <text:p>15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Number PC</text:p>
          </table:table-cell>
          <table:table-cell office:value-type="string">
            <text:p>Number HU</text:p>
          </table:table-cell>
          <table:table-cell office:value-type="string">
            <text:p>Number LU</text:p>
          </table:table-cell>
          <table:table-cell office:value-type="string">
            <text:p>Churn</text:p>
          </table:table-cell>
          <table:table-cell office:value-type="string">
            <text:p>simple capacity (1PC + all HU and LU in same channel)</text:p>
          </table:table-cell>
          <table:table-cell office:value-type="string">
            <text:p>capacity considering channel popularity</text:p>
          </table:table-cell>
          <table:table-cell table:number-columns-repeated="2"/>
          <table:table-cell table:style-name="ce4" office:value-type="string">
            <text:p>STILL MISSES TIMESHIFT PART, which would be very tricky to do</text:p>
          </table:table-cell>
        </table:table-row>
        <table:table-row table:style-name="ro1">
          <table:table-cell office:value-type="string">
            <text:p>s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later</text:p>
          </table:table-cell>
          <table:table-cell table:formula="of:=1+[.C2]*([.$C$8]-1)+[.D2]*([.$D$8]-1)" office:value-type="float" office:value="31">
            <text:p>31</text:p>
          </table:table-cell>
          <table:table-cell table:formula="of:=[.I19]" office:value-type="float" office:value="28.3095438324296">
            <text:p>28.3095438324</text:p>
          </table:table-cell>
          <table:table-cell table:number-columns-repeated="3"/>
        </table:table-row>
        <table:table-row table:style-name="ro1">
          <table:table-cell office:value-type="string">
            <text:p>s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later</text:p>
          </table:table-cell>
          <table:table-cell table:formula="of:=1+[.C3]*([.$C$8]-1)+[.D3]*([.$D$8]-1)" office:value-type="float" office:value="16">
            <text:p>16</text:p>
          </table:table-cell>
          <table:table-cell table:formula="of:=[.I28]" office:value-type="float" office:value="16.6547719162148">
            <text:p>16.6547719162</text:p>
          </table:table-cell>
          <table:table-cell table:number-columns-repeated="3"/>
        </table:table-row>
        <table:table-row table:style-name="ro1">
          <table:table-cell office:value-type="string">
            <text:p>s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later</text:p>
          </table:table-cell>
          <table:table-cell table:formula="of:=1+[.C4]*([.$C$8]-1)+[.D4]*([.$D$8]-1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style-name="ce5" office:value-type="string">
            <text:p>later</text:p>
          </table:table-cell>
          <table:table-cell table:formula="of:=1+[.C5]*([.$C$8]-1)+[.D5]*([.$D$8]-1)" office:value-type="float" office:value="-14">
            <text:p>-1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5"/>
        </table:table-row>
        <table:table-row table:style-name="ro1">
          <table:table-cell/>
          <table:table-cell office:value-type="string">
            <text:p>capacity PC</text:p>
          </table:table-cell>
          <table:table-cell office:value-type="string">
            <text:p>capacity HU</text:p>
          </table:table-cell>
          <table:table-cell office:value-type="string">
            <text:p>capacity LU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5"/>
        </table:table-row>
        <table:table-row table:style-name="ro1">
          <table:table-cell office:value-type="string">
            <text:p>CDF</text:p>
          </table:table-cell>
          <table:table-cell office:value-type="string">
            <text:p>channel</text:p>
          </table:table-cell>
          <table:table-cell office:value-type="string">
            <text:p>prob</text:p>
          </table:table-cell>
          <table:table-cell/>
          <table:table-cell office:value-type="string">
            <text:p>s1-pc</text:p>
          </table:table-cell>
          <table:table-cell office:value-type="string">
            <text:p>s1-hu</text:p>
          </table:table-cell>
          <table:table-cell office:value-type="string">
            <text:p>s1-lu</text:p>
          </table:table-cell>
          <table:table-cell office:value-type="string">
            <text:p>s1-sum</text:p>
          </table:table-cell>
          <table:table-cell office:value-type="string">
            <text:p>s1-weight</text:p>
          </table:table-cell>
          <table:table-cell/>
        </table:table-row>
        <table:table-row table:style-name="ro1">
          <table:table-cell office:value-type="float" office:value="0.876599807530556">
            <text:p>0.8765998075</text:p>
          </table:table-cell>
          <table:table-cell office:value-type="float" office:value="1">
            <text:p>1</text:p>
          </table:table-cell>
          <table:table-cell table:formula="of:=[.A13]" office:value-type="float" office:value="0.876599807530556">
            <text:p>0.8765998075</text:p>
          </table:table-cell>
          <table:table-cell/>
          <table:table-cell table:formula="of:=[.$B$8]" office:value-type="float" office:value="5">
            <text:p>5</text:p>
          </table:table-cell>
          <table:table-cell table:formula="of:=[.$C13]*([.$C$8]-1)*[.$C$2]" office:value-type="float" office:value="52.5959884518334">
            <text:p>52.5959884518</text:p>
          </table:table-cell>
          <table:table-cell table:formula="of:=[.$C13]*([.$D$8]-1)*[.$D$2]" office:value-type="float" office:value="-26.2979942259167">
            <text:p>-26.2979942259</text:p>
          </table:table-cell>
          <table:table-cell table:formula="of:=[.G13]+[.F13]+[.E13]" office:value-type="float" office:value="31.2979942259167">
            <text:p>31.2979942259</text:p>
          </table:table-cell>
          <table:table-cell table:formula="of:=[.H13]*[.C13]" office:value-type="float" office:value="27.435815714531">
            <text:p>27.4358157145</text:p>
          </table:table-cell>
          <table:table-cell/>
        </table:table-row>
        <table:table-row table:style-name="ro1">
          <table:table-cell office:value-type="float" office:value="0.964787184869174">
            <text:p>0.9647871849</text:p>
          </table:table-cell>
          <table:table-cell office:value-type="float" office:value="2">
            <text:p>2</text:p>
          </table:table-cell>
          <table:table-cell table:formula="of:=[.A14]-[.A13]" office:value-type="float" office:value="0.0881873773386179">
            <text:p>0.0881873773</text:p>
          </table:table-cell>
          <table:table-cell/>
          <table:table-cell table:formula="of:=[.$B$8]" office:value-type="float" office:value="5">
            <text:p>5</text:p>
          </table:table-cell>
          <table:table-cell table:formula="of:=[.$C14]*([.$C$8]-1)*[.$C$2]" office:value-type="float" office:value="5.29124264031708">
            <text:p>5.2912426403</text:p>
          </table:table-cell>
          <table:table-cell table:formula="of:=[.$C14]*([.$D$8]-1)*[.$D$2]" office:value-type="float" office:value="-2.64562132015854">
            <text:p>-2.6456213202</text:p>
          </table:table-cell>
          <table:table-cell table:formula="of:=[.G14]+[.F14]+[.E14]" office:value-type="float" office:value="7.64562132015854">
            <text:p>7.6456213202</text:p>
          </table:table-cell>
          <table:table-cell table:formula="of:=[.H14]*[.C14]" office:value-type="float" office:value="0.674247292349003">
            <text:p>0.6742472923</text:p>
          </table:table-cell>
          <table:table-cell/>
        </table:table-row>
        <table:table-row table:style-name="ro1">
          <table:table-cell office:value-type="float" office:value="0.99177837219347">
            <text:p>0.9917783722</text:p>
          </table:table-cell>
          <table:table-cell office:value-type="float" office:value="3">
            <text:p>3</text:p>
          </table:table-cell>
          <table:table-cell table:formula="of:=[.A15]-[.A14]" office:value-type="float" office:value="0.0269911873242959">
            <text:p>0.0269911873</text:p>
          </table:table-cell>
          <table:table-cell/>
          <table:table-cell table:formula="of:=[.$B$8]" office:value-type="float" office:value="5">
            <text:p>5</text:p>
          </table:table-cell>
          <table:table-cell table:formula="of:=[.$C15]*([.$C$8]-1)*[.$C$2]" office:value-type="float" office:value="1.61947123945776">
            <text:p>1.6194712395</text:p>
          </table:table-cell>
          <table:table-cell table:formula="of:=[.$C15]*([.$D$8]-1)*[.$D$2]" office:value-type="float" office:value="-0.809735619728878">
            <text:p>-0.8097356197</text:p>
          </table:table-cell>
          <table:table-cell table:formula="of:=[.G15]+[.F15]+[.E15]" office:value-type="float" office:value="5.80973561972888">
            <text:p>5.8097356197</text:p>
          </table:table-cell>
          <table:table-cell table:formula="of:=[.H15]*[.C15]" office:value-type="float" office:value="0.156811662416737">
            <text:p>0.1568116624</text:p>
          </table:table-cell>
          <table:table-cell/>
        </table:table-row>
        <table:table-row table:style-name="ro1">
          <table:table-cell office:value-type="float" office:value="0.998908834650562">
            <text:p>0.9989088347</text:p>
          </table:table-cell>
          <table:table-cell office:value-type="float" office:value="4">
            <text:p>4</text:p>
          </table:table-cell>
          <table:table-cell table:formula="of:=[.A16]-[.A15]" office:value-type="float" office:value="0.00713046245709215">
            <text:p>0.0071304625</text:p>
          </table:table-cell>
          <table:table-cell/>
          <table:table-cell table:formula="of:=[.$B$8]" office:value-type="float" office:value="5">
            <text:p>5</text:p>
          </table:table-cell>
          <table:table-cell table:formula="of:=[.$C16]*([.$C$8]-1)*[.$C$2]" office:value-type="float" office:value="0.427827747425529">
            <text:p>0.4278277474</text:p>
          </table:table-cell>
          <table:table-cell table:formula="of:=[.$C16]*([.$D$8]-1)*[.$D$2]" office:value-type="float" office:value="-0.213913873712764">
            <text:p>-0.2139138737</text:p>
          </table:table-cell>
          <table:table-cell table:formula="of:=[.G16]+[.F16]+[.E16]" office:value-type="float" office:value="5.21391387371276">
            <text:p>5.2139138737</text:p>
          </table:table-cell>
          <table:table-cell table:formula="of:=[.H16]*[.C16]" office:value-type="float" office:value="0.0371776171310207">
            <text:p>0.03717761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17]-[.A16]" office:value-type="float" office:value="0.00109116534943787">
            <text:p>0.0010911653</text:p>
          </table:table-cell>
          <table:table-cell/>
          <table:table-cell table:formula="of:=[.$B$8]" office:value-type="float" office:value="5">
            <text:p>5</text:p>
          </table:table-cell>
          <table:table-cell table:formula="of:=[.$C17]*([.$C$8]-1)*[.$C$2]" office:value-type="float" office:value="0.0654699209662724">
            <text:p>0.065469921</text:p>
          </table:table-cell>
          <table:table-cell table:formula="of:=[.$C17]*([.$D$8]-1)*[.$D$2]" office:value-type="float" office:value="-0.0327349604831362">
            <text:p>-0.0327349605</text:p>
          </table:table-cell>
          <table:table-cell table:formula="of:=[.G17]+[.F17]+[.E17]" office:value-type="float" office:value="5.03273496048314">
            <text:p>5.0327349605</text:p>
          </table:table-cell>
          <table:table-cell table:formula="of:=[.H17]*[.C17]" office:value-type="float" office:value="0.00549154600178378">
            <text:p>0.0054915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A18]-[.A17]" office:value-type="float" office:value="0">
            <text:p>0</text:p>
          </table:table-cell>
          <table:table-cell/>
          <table:table-cell table:formula="of:=[.$B$8]" office:value-type="float" office:value="5">
            <text:p>5</text:p>
          </table:table-cell>
          <table:table-cell table:formula="of:=[.$C18]*([.$C$8]-1)*[.$C$2]" office:value-type="float" office:value="0">
            <text:p>0</text:p>
          </table:table-cell>
          <table:table-cell table:formula="of:=[.$C18]*([.$D$8]-1)*[.$D$2]" office:value-type="float" office:value="-0">
            <text:p>-0</text:p>
          </table:table-cell>
          <table:table-cell table:formula="of:=[.G18]+[.F18]+[.E18]" office:value-type="float" office:value="5">
            <text:p>5</text:p>
          </table:table-cell>
          <table:table-cell table:formula="of:=[.H18]*[.C18]" office:value-type="float" office:value="0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weighted avg</text:p>
          </table:table-cell>
          <table:table-cell table:formula="of:=SUM([.I13:.I18])" office:value-type="float" office:value="28.3095438324296">
            <text:p>28.309543832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s2-pc</text:p>
          </table:table-cell>
          <table:table-cell office:value-type="string">
            <text:p>s2-hu</text:p>
          </table:table-cell>
          <table:table-cell office:value-type="string">
            <text:p>s2-lu</text:p>
          </table:table-cell>
          <table:table-cell office:value-type="string">
            <text:p>s2-sum</text:p>
          </table:table-cell>
          <table:table-cell office:value-type="string">
            <text:p>s2-weigh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table:formula="of:=[.$B$8]" office:value-type="float" office:value="5">
            <text:p>5</text:p>
          </table:table-cell>
          <table:table-cell table:formula="of:=[.$C13]*([.$C$8]-1)*[.$C$3]" office:value-type="float" office:value="52.5959884518334">
            <text:p>52.5959884518</text:p>
          </table:table-cell>
          <table:table-cell table:formula="of:=[.$C13]*([.$D$8]-1)*[.$D$3]" office:value-type="float" office:value="-39.446991338875">
            <text:p>-39.4469913389</text:p>
          </table:table-cell>
          <table:table-cell table:formula="of:=[.G22]+[.F22]+[.E22]" office:value-type="float" office:value="18.1489971129583">
            <text:p>18.148997113</text:p>
          </table:table-cell>
          <table:table-cell table:formula="of:=[.H22]*[.C13]" office:value-type="float" office:value="15.9094073760919">
            <text:p>15.909407376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table:formula="of:=[.$B$8]" office:value-type="float" office:value="5">
            <text:p>5</text:p>
          </table:table-cell>
          <table:table-cell table:formula="of:=[.$C14]*([.$C$8]-1)*[.$C$3]" office:value-type="float" office:value="5.29124264031708">
            <text:p>5.2912426403</text:p>
          </table:table-cell>
          <table:table-cell table:formula="of:=[.$C14]*([.$D$8]-1)*[.$D$3]" office:value-type="float" office:value="-3.96843198023781">
            <text:p>-3.9684319802</text:p>
          </table:table-cell>
          <table:table-cell table:formula="of:=[.G23]+[.F23]+[.E23]" office:value-type="float" office:value="6.32281066007927">
            <text:p>6.3228106601</text:p>
          </table:table-cell>
          <table:table-cell table:formula="of:=[.H23]*[.C14]" office:value-type="float" office:value="0.557592089521046">
            <text:p>0.557592089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table:formula="of:=[.$B$8]" office:value-type="float" office:value="5">
            <text:p>5</text:p>
          </table:table-cell>
          <table:table-cell table:formula="of:=[.$C15]*([.$C$8]-1)*[.$C$3]" office:value-type="float" office:value="1.61947123945776">
            <text:p>1.6194712395</text:p>
          </table:table-cell>
          <table:table-cell table:formula="of:=[.$C15]*([.$D$8]-1)*[.$D$3]" office:value-type="float" office:value="-1.21460342959332">
            <text:p>-1.2146034296</text:p>
          </table:table-cell>
          <table:table-cell table:formula="of:=[.G24]+[.F24]+[.E24]" office:value-type="float" office:value="5.40486780986444">
            <text:p>5.4048678099</text:p>
          </table:table-cell>
          <table:table-cell table:formula="of:=[.H24]*[.C15]" office:value-type="float" office:value="0.145883799519108">
            <text:p>0.1458837995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table:formula="of:=[.$B$8]" office:value-type="float" office:value="5">
            <text:p>5</text:p>
          </table:table-cell>
          <table:table-cell table:formula="of:=[.$C16]*([.$C$8]-1)*[.$C$3]" office:value-type="float" office:value="0.427827747425529">
            <text:p>0.4278277474</text:p>
          </table:table-cell>
          <table:table-cell table:formula="of:=[.$C16]*([.$D$8]-1)*[.$D$3]" office:value-type="float" office:value="-0.320870810569147">
            <text:p>-0.3208708106</text:p>
          </table:table-cell>
          <table:table-cell table:formula="of:=[.G25]+[.F25]+[.E25]" office:value-type="float" office:value="5.10695693685638">
            <text:p>5.1069569369</text:p>
          </table:table-cell>
          <table:table-cell table:formula="of:=[.H25]*[.C16]" office:value-type="float" office:value="0.0364149647082407">
            <text:p>0.036414964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table:formula="of:=[.$B$8]" office:value-type="float" office:value="5">
            <text:p>5</text:p>
          </table:table-cell>
          <table:table-cell table:formula="of:=[.$C17]*([.$C$8]-1)*[.$C$3]" office:value-type="float" office:value="0.0654699209662724">
            <text:p>0.065469921</text:p>
          </table:table-cell>
          <table:table-cell table:formula="of:=[.$C17]*([.$D$8]-1)*[.$D$3]" office:value-type="float" office:value="-0.0491024407247043">
            <text:p>-0.0491024407</text:p>
          </table:table-cell>
          <table:table-cell table:formula="of:=[.G26]+[.F26]+[.E26]" office:value-type="float" office:value="5.01636748024157">
            <text:p>5.0163674802</text:p>
          </table:table-cell>
          <table:table-cell table:formula="of:=[.H26]*[.C17]" office:value-type="float" office:value="0.00547368637448657">
            <text:p>0.005473686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formula="of:=[.$B$8]" office:value-type="float" office:value="5">
            <text:p>5</text:p>
          </table:table-cell>
          <table:table-cell table:formula="of:=[.$C18]*([.$C$8]-1)*[.$C$3]" office:value-type="float" office:value="0">
            <text:p>0</text:p>
          </table:table-cell>
          <table:table-cell table:formula="of:=[.$C18]*([.$D$8]-1)*[.$D$3]" office:value-type="float" office:value="-0">
            <text:p>-0</text:p>
          </table:table-cell>
          <table:table-cell table:formula="of:=[.G27]+[.F27]+[.E27]" office:value-type="float" office:value="5">
            <text:p>5</text:p>
          </table:table-cell>
          <table:table-cell table:formula="of:=[.H27]*[.C18]" office:value-type="float" office:value="0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weighted avg</text:p>
          </table:table-cell>
          <table:table-cell table:formula="of:=SUM([.I22:.I27])" office:value-type="float" office:value="16.6547719162148">
            <text:p>16.6547719162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3" number:min-integer-digits="1"/>
    </number:number-style>
    <number:number-style style:name="N118">
      <number:number number:decimal-places="14" number:min-integer-digits="1"/>
    </number:number-style>
    <number:number-style style:name="N119">
      <number:number number:decimal-places="15" number:min-integer-digits="1"/>
    </number:number-style>
    <number:number-style style:name="N120">
      <number:number number:decimal-places="16" number:min-integer-digits="1"/>
    </number:number-style>
    <number:number-style style:name="N121">
      <number:number number:decimal-places="17" number:min-integer-digits="1"/>
    </number:number-style>
    <number:number-style style:name="N122">
      <number:number number:decimal-places="18" number:min-integer-digits="1"/>
    </number:number-style>
    <number:number-style style:name="N123">
      <number:number number:decimal-places="19" number:min-integer-digits="1"/>
    </number:number-style>
    <number:number-style style:name="N124">
      <number:number number:decimal-places="20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7">07/27/2011</text:date>, <text:time>16:4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31T17:30:47</meta:creation-date>
    <dc:date>2011-07-27T16:45:05</dc:date>
    <meta:editing-duration>PT00H43M44S</meta:editing-duration>
    <meta:editing-cycles>6</meta:editing-cycles>
    <meta:generator>OpenOffice.org/3.2$Unix OpenOffice.org_project/320m19$Build-9505</meta:generator>
    <dc:creator>Fabio Hecht</dc:creator>
    <meta:document-statistic meta:table-count="3" meta:cell-count="232" meta:object-count="0"/>
  </office:meta>
</office:document-meta>
</file>